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UCCAPUMA CONDORI, PERCY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VO BLANCO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UZ</text:span></text:p>
      <text:p text:style-name="P6"/>
      <text:p text:style-name="P6">Recojo: <text:span text:style-name="T3">AUCCAPUMA CONDORI, PERC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17:53:4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